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3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6cm"/>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background-color="#c0c0c0"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align="start" style:justify-single-word="false" fo:text-indent="0cm" style:auto-text-indent="false"/>
    </style:style>
    <style:style style:name="P6" style:family="paragraph" style:parent-style-name="Text_20_body">
      <style:paragraph-properties fo:margin-left="1.251cm" fo:margin-right="0cm" fo:text-align="justify" style:justify-single-word="false" fo:text-indent="0cm" style:auto-text-indent="false"/>
      <style:text-properties style:text-position="0% 100%" fo:font-style="normal" style:font-style-asian="normal" style:font-style-complex="normal"/>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ext_20_body">
      <style:paragraph-properties fo:margin-left="0cm" fo:margin-right="0cm" fo:text-indent="0cm" style:auto-text-indent="false"/>
      <style:text-properties fo:font-style="normal" style:font-style-asian="normal"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cm" style:auto-text-indent="false"/>
      <style:text-properties style:text-position="0% 100%" fo:font-style="normal" style:font-style-asian="normal" style:font-style-complex="normal"/>
    </style:style>
    <style:style style:name="P11" style:family="paragraph" style:parent-style-name="Text_20_body">
      <style:paragraph-properties fo:margin-left="3.752cm" fo:margin-right="0cm" fo:text-align="justify" style:justify-single-word="false" fo:text-indent="0cm" style:auto-text-indent="false"/>
      <style:text-properties style:text-position="0% 100%" fo:font-style="normal"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break-before="page"/>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paragraph-properties fo:text-align="justify" style:justify-single-word="false"/>
      <style:text-properties fo:font-style="normal"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style:font-style-asian="normal" style:font-style-complex="normal"/>
    </style:style>
    <style:style style:name="P21" style:family="paragraph" style:parent-style-name="Text_20_body" style:list-style-name="L4">
      <style:paragraph-properties fo:margin-left="0cm" fo:margin-right="0cm" fo:text-align="justify" style:justify-single-word="false" fo:text-indent="0cm" style:auto-text-indent="false"/>
      <style:text-properties fo:font-style="normal" style:font-style-asian="normal" style:font-style-complex="normal"/>
    </style:style>
    <style:style style:name="P22" style:family="paragraph" style:parent-style-name="Text_20_body" style:list-style-name="L6">
      <style:paragraph-properties fo:margin-left="0cm" fo:margin-right="0cm" fo:text-align="justify" style:justify-single-word="false" fo:text-indent="0cm" style:auto-text-indent="false"/>
      <style:text-properties fo:font-style="normal" style:font-style-asian="normal" style:font-style-complex="normal"/>
    </style:style>
    <style:style style:name="P23" style:family="paragraph" style:parent-style-name="Text_20_body" style:list-style-name="L7">
      <style:paragraph-properties fo:margin-left="0cm" fo:margin-right="0cm" fo:text-align="justify" style:justify-single-word="false" fo:text-indent="0cm" style:auto-text-indent="false"/>
    </style:style>
    <style:style style:name="P24" style:family="paragraph" style:parent-style-name="Text_20_body" style:list-style-name="L9">
      <style:paragraph-properties fo:margin-left="0cm" fo:margin-right="0cm" fo:text-align="justify" style:justify-single-word="false" fo:text-indent="0cm" style:auto-text-indent="false"/>
    </style:style>
    <style:style style:name="P25" style:family="paragraph" style:parent-style-name="Text_20_body" style:list-style-name="L8">
      <style:paragraph-properties fo:margin-left="0cm" fo:margin-right="0cm" fo:text-align="justify" style:justify-single-word="false" fo:text-indent="0cm" style:auto-text-indent="false"/>
      <style:text-properties style:text-position="0% 100%" fo:font-style="normal" style:font-style-asian="normal" style:font-style-complex="normal"/>
    </style:style>
    <style:style style:name="P26" style:family="paragraph" style:parent-style-name="Heading_20_1">
      <style:paragraph-properties fo:text-align="center" style:justify-single-word="false"/>
      <style:text-properties fo:font-size="28pt" style:font-size-asian="28pt" style:font-size-complex="28pt"/>
    </style:style>
    <style:style style:name="P27" style:family="paragraph" style:parent-style-name="Heading_20_1">
      <style:paragraph-properties fo:break-before="page"/>
    </style:style>
    <style:style style:name="P28" style:family="paragraph" style:parent-style-name="Heading_20_3">
      <style:paragraph-properties fo:margin-left="2.501cm" fo:margin-right="0cm" fo:text-indent="-1.27cm" style:auto-text-indent="false"/>
    </style:style>
    <style:style style:name="P29" style:family="paragraph" style:parent-style-name="Heading_20_3">
      <style:paragraph-properties fo:margin-left="2.501cm" fo:margin-right="0cm" fo:text-indent="-1.27cm" style:auto-text-indent="false"/>
      <style:text-properties fo:font-style="normal" style:font-style-asian="normal" style:font-style-complex="normal"/>
    </style:style>
    <style:style style:name="P30" style:family="paragraph" style:parent-style-name="Heading_20_4">
      <style:text-properties fo:font-style="normal" style:font-style-asian="normal" style:font-style-complex="normal"/>
    </style:style>
    <style:style style:name="P31" style:family="paragraph" style:parent-style-name="Heading_20_4">
      <style:paragraph-properties fo:margin-left="3.752cm" fo:margin-right="0cm" fo:text-indent="-1.524cm" style:auto-text-indent="false"/>
    </style:style>
    <style:style style:name="P32" style:family="paragraph" style:parent-style-name="Heading_20_4">
      <style:paragraph-properties fo:margin-left="3.752cm" fo:margin-right="0cm" fo:text-indent="-1.524cm"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color="#5c8526" fo:font-weight="bold" style:font-weight-asian="bold" style:font-weight-complex="bold"/>
    </style:style>
    <style:style style:name="T6" style:family="text">
      <style:text-properties fo:color="#5c8526"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italic" style:font-style-asian="italic" style:font-style-complex="italic"/>
    </style:style>
    <style:style style:name="T12" style:family="text">
      <style:text-properties fo:color="#00ae00" fo:font-weight="bold" style:font-weight-asian="bold" style:font-weight-complex="bold"/>
    </style:style>
    <style:style style:name="T13" style:family="text">
      <style:text-properties fo:color="#00ae00" style:text-position="0% 100%" fo:font-style="normal" fo:font-weight="bold" style:font-style-asian="normal" style:font-weight-asian="bold" style:font-style-complex="normal" style:font-weight-complex="bold"/>
    </style:style>
    <style:style style:name="T14" style:family="text">
      <style:text-properties fo:color="#00ae00" fo:font-style="normal" fo:font-weight="bold" style:font-style-asian="normal" style:font-weight-asian="bold" style:font-style-complex="normal" style:font-weight-complex="bold"/>
    </style:style>
    <style:style style:name="T15" style:family="text">
      <style:text-properties fo:color="#ff6633" fo:font-style="normal" fo:font-weight="bold" style:font-style-asian="normal" style:font-weight-asian="bold" style:font-style-complex="normal" style:font-weight-complex="bold"/>
    </style:style>
    <style:style style:name="T16" style:family="text">
      <style:text-properties fo:color="#ff6633"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HUX</text:h>
      <text:p text:style-name="P1"/>
      <text:h text:style-name="Heading_20_1" text:outline-level="1">Introduction</text:h>
      <text:p text:style-name="P2">HUX (<text:span text:style-name="T4">H</text:span>TTP <text:span text:style-name="T4">U</text:span>sing <text:span text:style-name="T4">X</text:span>ML) est une librairie écrite en Javascript qui permet à un webmestre d'<text:span text:style-name="T1">ajaxiser</text:span><text:span text:style-name="T2"> son site Web, en manipulant uniquement du (X)HTML. À noter que grâce aux attributs personnalisables </text:span><text:a xlink:type="simple" xlink:href="http://www.w3.org/TR/html5/elements.html#embedding-custom-non-visible-data-with-the-data-attributes"><text:span text:style-name="T1">data-*</text:span></text:a><text:span text:style-name="T2">, HUX est aussi compatible avec la syntaxe du HTML5. Cette dernière est même recommandée pour être utilisée avec HUX pour garder vos pages pleinement conforme aux recommandations du W3C.</text:span></text:p>
      <text:p text:style-name="P3">L'idée est née du constat que l'écriture d'une requête XML Http Request (XHR) en Javascript est verbeuse et rebutante sans librairie... De plus, de nombreuses personnes ayant des notions en HTML voient le Javascript comme un obstacle. </text:p>
      <text:p text:style-name="P3">HUX propose à l'utilisateur de faire abstraction du Javascript, en fournissant des outils exploitables à travers des attributs HTML. </text:p>
      <text:p text:style-name="P2"><text:span text:style-name="T2">HUX s'articule sur 3 objectifs autour de </text:span><text:span text:style-name="T1">l'Ajaxisation </text:span><text:span text:style-name="T2">d'une page web : </text:span></text:p>
      <text:list xml:id="list1399276263" text:style-name="L1">
        <text:list-item>
          <text:p text:style-name="P15"><text:span text:style-name="T3">simplifier, démocratiser</text:span><text:span text:style-name="T2">, de sorte que même un novice puisse lui-même réaliser sans difficulté l'ajaxisation de son site ;</text:span></text:p>
        </text:list-item>
        <text:list-item>
          <text:p text:style-name="P15"><text:span text:style-name="T3">accélérer</text:span><text:span text:style-name="T2"> sa mise en place, l'essentiel écrit en quelques secondes ;</text:span></text:p>
        </text:list-item>
        <text:list-item>
          <text:p text:style-name="P15"><text:span text:style-name="T3">estomper les inconvénients </text:span><text:span text:style-name="T2">de l'XHR (interopérabilité, indexation...).</text:span></text:p>
        </text:list-item>
      </text:list>
      <text:p text:style-name="P2">Les fonctionnalités proposées sont multiples : </text:p>
      <text:list xml:id="list2010545599" text:style-name="L2">
        <text:list-item>
          <text:p text:style-name="P16">le chargement de contenu ;</text:p>
        </text:list-item>
        <text:list-item>
          <text:p text:style-name="P16">la gestion de l'historique (boutons suivants et retour) ;</text:p>
        </text:list-item>
        <text:list-item>
          <text:p text:style-name="P16">la mise à jour de l'URL (possibilité de recharger et de partager un lien pointant sur du contenu chargé avec HUX) ;</text:p>
        </text:list-item>
        <text:list-item>
          <text:p text:style-name="P16">validation d'un formulaire et chargement du contenu renvoyé par le serveur ;</text:p>
        </text:list-item>
        <text:list-item>
          <text:p text:style-name="P16">etc.</text:p>
        </text:list-item>
      </text:list>
      <text:p text:style-name="P2"/>
      <text:p text:style-name="P2">Et d'autres projets en cours de réalisation :</text:p>
      <text:list xml:id="list158961444" text:style-name="L3">
        <text:list-item>
          <text:p text:style-name="P17">les animations lors de changement de contenu ;</text:p>
        </text:list-item>
        <text:list-item>
          <text:p text:style-name="P17">mise à jour temps réel du site (non interopérable cependant) ;</text:p>
        </text:list-item>
        <text:list-item>
          <text:p text:style-name="P17">indexation dans les moteurs de recherche (à l'aide un module Apache).</text:p>
        </text:list-item>
      </text:list>
      <text:p text:style-name="P2">De plus, HUX a été conçu selon une architecture modulaire. Elle comporte une API de base (core.hux.js), et des modules ayant chacun leur but spécifique. Il est donc possible de créer son propre module ou d'étendre les fonctionnalités d'un existant.</text:p>
      <text:p text:style-name="P2">Enfin, si le projet vous plaît, et que vous souhaitez y contribuer, je cherche de l'aide pour m'aider à continuer le développement et maintenir HUX, et/ou pour rédiger de la documentation.</text:p>
      <text:p text:style-name="P2"/>
      <text:h text:style-name="P27" text:outline-level="1">L'esprit de HUX</text:h>
      <text:p text:style-name="P2">Comme dit précédemment, HUX propose des fonctionnalités se basant sur XMLHttpRequest, utilisables le plus simplement possibles. Le plus simple consiste la plupart du temps à faire abstraction du javascript et proposer plutôt l'utilisation du XML ou du HTML.</text:p>
      <text:p text:style-name="Text_20_body">Par exemple, pour charger du contenu dans un élément d'identifiant foo : </text:p>
      <text:p text:style-name="P4">&lt;div id='foo'&gt;&lt;/div&gt;<text:line-break/>…<text:line-break/>&lt;a href='mon_contenu.html' <text:span text:style-name="T5">data-hux-target='foo'</text:span>&gt;Charger le contenu dans #foo&lt;/a&gt;</text:p>
      <text:p text:style-name="P2">Certes, de multiples frameworks Javascript proposent déjà une syntaxe tout aussi simple. On verra plus loin ce qui différencie HUX des autres frameworks en terme de simplicité.</text:p>
      <text:h text:style-name="Heading_20_1" text:outline-level="1">Les fonctionnalités</text:h>
      <text:h text:style-name="P28" text:outline-level="3">Le chargement simple</text:h>
      <text:p text:style-name="P2">Le chargement simple consiste à injecter du contenu chargé par HUX (à l'aide d'XHR) dans un élément. Cet élément est désigné par un identifiant dans un attribut data-hux-target <text:span text:style-name="T2"><text:note text:id="ftn1" text:note-class="footnote"><text:note-citation>1</text:note-citation><text:note-body><text:p text:style-name="Footnote">data-hux-* est le préfix recommandé. Le préfixe data-* et le namespace 'urn:hux:1.0' sont aussi supportés.</text:p></text:note-body></text:note></text:span><text:span text:style-name="T2"> .</text:span></text:p>
      <text:p text:style-name="P2"><text:span text:style-name="T2">Dans l'exemple suivant, nous chargeons le contenu du fichier </text:span><text:span text:style-name="T1">mon_contenu.html</text:span><text:span text:style-name="T2"> dans la div d'ID </text:span><text:span text:style-name="T1">foo</text:span><text:span text:style-name="T2"> :</text:span></text:p>
      <text:p text:style-name="P5"><text:span text:style-name="T2">&lt;div id='foo'&gt;&lt;/div&gt;<text:line-break/>…<text:line-break/>&lt;a href='mon_contenu.html' </text:span><text:span text:style-name="T6">data-hux-target='foo'</text:span><text:span text:style-name="T2">&gt;Charger le contenu dans #foo&lt;/a&gt;</text:span></text:p>
      <text:p text:style-name="P9">Cette méthode présente comme avantages : </text:p>
      <text:list xml:id="list264887334" text:style-name="L4">
        <text:list-item>
          <text:p text:style-name="P21">optimale pour charger du contenu rapidement ;</text:p>
        </text:list-item>
        <text:list-item>
          <text:p text:style-name="P21">pas de dispositions particulières requises côté serveur</text:p>
        </text:list-item>
      </text:list>
      <text:p text:style-name="P9"/>
      <text:p text:style-name="P9">Cette méthode présente 3 inconvénients : </text:p>
      <text:list xml:id="list1298956752" text:style-name="L5">
        <text:list-item>
          <text:p text:style-name="P19">la non-gestion de l'historique (boutons suivant/précédent) ;</text:p>
        </text:list-item>
        <text:list-item>
          <text:p text:style-name="P19">le rechargement ou le partage de lien ne mènent pas vers le contenu souhaité (sans mise à jour de l'URL) ;</text:p>
        </text:list-item>
        <text:list-item>
          <text:p text:style-name="P19">mauvais pour le référencement : un moteur de recherche pointera ce qu'il a indexé vers le fichier mon_contenu.html, qui n'est pas exploitable seul.</text:p>
        </text:list-item>
      </text:list>
      <text:p text:style-name="P9">Modules requis :</text:p>
      <text:list xml:id="list584425250" text:style-name="L6">
        <text:list-item>
          <text:p text:style-name="P22">core.hux.js</text:p>
        </text:list-item>
        <text:list-item>
          <text:p text:style-name="P22">simpleloader.hux.js </text:p>
        </text:list-item>
      </text:list>
      <text:h text:style-name="P29" text:outline-level="3">La validation des formulaires</text:h>
      <text:h text:style-name="P30" text:outline-level="4"><text:tab/>Envoi de données et chargement de la réponse du serveur</text:h>
      <text:p text:style-name="P18"/>
      <text:p text:style-name="P7"><text:soft-page-break/><text:span text:style-name="T2">La validation des formulaires avec HUX se fait avec l'attribut </text:span><text:span text:style-name="T1">data-hux-target</text:span><text:span text:style-name="T8">1</text:span><text:span text:style-name="T10">, comme pour le chargement simple. Ce faisant, lorsque l'action est enclenchée, HUX va envoyer les données du formulaire au serveur, se charger de récupérer la réponse du serveur, puis d'injecter son contenu dans l'élément cible (renseigné par </text:span><text:span text:style-name="T11">data-hux-target</text:span><text:span text:style-name="T10">).</text:span></text:p>
      <text:p text:style-name="P10">Il est aussi possible de spécifier la manière dont le contenu retourné par le serveur doit être injecté avec data-hux-filling, pouvant prendre les valeurs suivantes : </text:p>
      <text:list xml:id="list2005090750" text:style-name="L7">
        <text:list-item>
          <text:p text:style-name="P23"><text:span text:style-name="T11">replace </text:span><text:span text:style-name="T10">: on remplace le contenu de l'élément cible</text:span></text:p>
        </text:list-item>
        <text:list-item>
          <text:p text:style-name="P23"><text:span text:style-name="T11">append </text:span><text:span text:style-name="T10">: on rajoute le contenu chargé à la fin</text:span></text:p>
        </text:list-item>
        <text:list-item>
          <text:p text:style-name="P23"><text:span text:style-name="T11">prepend </text:span><text:span text:style-name="T10">: on rajoute le contenu chargé au début </text:span></text:p>
        </text:list-item>
        <text:list-item>
          <text:p text:style-name="P23"><text:span text:style-name="T11">overlay </text:span><text:span text:style-name="T10">: voir la section associée</text:span></text:p>
        </text:list-item>
      </text:list>
      <text:p text:style-name="P10">Dans l'exemple qui suit, nous allons créer un formulaire postant un commentaire et charger le contenu à la fin du fil des commentaires : </text:p>
      <text:p text:style-name="P6">&lt;div id='fil'&gt;</text:p>
      <text:p text:style-name="P6"><text:tab/>&lt;div class='com'&gt;</text:p>
      <text:p text:style-name="P11">&lt;p class='login'&gt;Toto&lt;/p&gt;</text:p>
      <text:p text:style-name="P11">&lt;p class='contenu'&gt;J'aime&lt;/p&gt;</text:p>
      <text:p text:style-name="P10"><text:tab/><text:tab/>&lt;/div&gt;</text:p>
      <text:p text:style-name="P10"><text:tab/>&lt;/div&gt;</text:p>
      <text:p text:style-name="P6">&lt;form action='traitement/commentaire' method='POST' data-hux-target='fil' data-hux-<text:tab/>filling='append'&gt;</text:p>
      <text:p text:style-name="P6"><text:tab/>&lt;input type='text' name='login_post' /&gt;</text:p>
      <text:p text:style-name="P6"><text:tab/>&lt;textarea name='contenu_post'&gt;&lt;/textarea&gt;</text:p>
      <text:p text:style-name="P6">&lt;/form&gt;</text:p>
      <text:h text:style-name="P32" text:outline-level="4">Envoi de données uniquement</text:h>
      <text:p text:style-name="P8">Dans le cas où on veille envoyer des données sans informer l'utilisateur de la réponse du serveur, on peut utiliser </text:p>
      <text:h text:style-name="P28" text:outline-level="3">Le chargement avec <text:span text:style-name="T2">historique avec mise à jour de l'URL</text:span></text:h>
      <text:p text:style-name="P2">Nous l'avons vu ce qui manquaient particulièrement au chargement simple : l'impossibilité de partager un lien mais également d'utiliser les boutons suivant/précédent du navigateur.</text:p>
      <text:p text:style-name="P2">Les deux solutions présentées ci-après ont pour vocation de pallier à ces deux problèmes : </text:p>
      <text:h text:style-name="P31" text:outline-level="4">Avec le Hash Manager (hashmgr)</text:h>
      <text:p text:style-name="P7">HashManager s'occupe de mettre à jour les URL avec des <text:span text:style-name="T1">hashbangs. </text:span><text:span text:style-name="T2">T</text:span><text:span text:style-name="T10">rès utilisé par différents sites (tels que twitter) pour gérer l'historique et la mise à jour de l'URL, le hashbang (le #! que vous avez dans certaines URL) rajoute dans l'URL une instruction pour charger du contenu via XHR. Ainsi, au chargement d'une page avec un hashbang, un script (dans notre cas, HUX) s'occupera de charger les contenus énumérés dans les hashbangs.</text:span></text:p>
      <text:p text:style-name="P10">Pourquoi l'utilisation d'un hashbang ? </text:p>
      <text:list xml:id="list1464840666" text:style-name="L8">
        <text:list-item>
          <text:p text:style-name="P25">changer le Hash (ce qui suit le # dans une URL) ne provoque pas le rechargement entier de <text:soft-page-break/>la page par le navigateur ;</text:p>
        </text:list-item>
        <text:list-item>
          <text:p text:style-name="P25">le point l'exclamation (bang en anglais) permet de différencier la référence à une ancre de l'instruction de chargement de contenu.</text:p>
        </text:list-item>
      </text:list>
      <text:p text:style-name="P10">Pour renseigner un hashbang, et lancer le chargement de contenu, l'opération est simple. En voici un exemple : </text:p>
      <text:p text:style-name="P6">&lt;div id='<text:span text:style-name="T12">cible</text:span>'&gt;&lt;!--element cible--&gt;&lt;/div&gt;</text:p>
      <text:p text:style-name="P6">...</text:p>
      <text:p text:style-name="P6">&lt;a href='#!<text:span text:style-name="T12">cible</text:span>=mon_contenu.html'&gt;Charger mon_contenu.html&lt;/a&gt;</text:p>
      <text:p text:style-name="P10">Et c'est tout. En cliquant sur le lien, voici le traitement que HUX réalise : </text:p>
      <text:list xml:id="list1668296863" text:style-name="L9">
        <text:list-item>
          <text:p text:style-name="P24"><text:span text:style-name="T10">il charge le contenu de mon_contenu.html pour l'injecter dans la div d'ID </text:span><text:span text:style-name="T13">cible</text:span> ;</text:p>
        </text:list-item>
        <text:list-item>
          <text:p text:style-name="P24">il ajoute une entrée dans l'historique de navigation : l'utilisateur peut utiliser les boutons précédent/suivant à sa convenance, HUX chargera le contenu voulu en conséquence ;</text:p>
        </text:list-item>
        <text:list-item>
          <text:p text:style-name="P24">il mets à jour l'URL avec le hashbang, et l'utilisateur recharger la page et peut partager le lien : une fois la page de nouveau chargée, HUX chargera le contenu adéquat. </text:p>
        </text:list-item>
      </text:list>
      <text:p text:style-name="P7">Il est également possible de spécifier plusieurs contenus à charger, en le spécifiant dans un même lien (ex. : &lt;a href='#!cible1=contenu1.html,!cible2=contenu2.html'&gt;lien&lt;/a&gt;). De même, l'utilisateur peut cliquer une première fois sur un lien #!cible1=contenu1.html, et une deuxième fois sur un lien #!cible2=contenu2.html, modifiant le Hash en : #!cible1=contenu1.html,!cible2=contenu2.html .</text:p>
      <text:p text:style-name="P7">Ainsi, il se crée une chaîne d'inclusion, gérant les diverses inclusions et sous-inclusions. Pour plus de détail, voir la section « Chaîne d'inclusion ».</text:p>
      <text:h text:style-name="P31" text:outline-level="4">Avec l'Url Manager</text:h>
      <text:p text:style-name="P7">L'URL Manager est similaire à HashMgr, à la différence qu'il utilise les tous récents ajouts à l'API History (en Javascript) pour mettre à jour l'URL (plus précisément, son pathname). <text:s/></text:p>
      <text:p text:style-name="P7">Reprenant le premier exemple pour HashMgr, pour charger le contenu de <text:span text:style-name="T15">mon_contenu.html </text:span>dans la div d'identifiant <text:span text:style-name="T14">cible</text:span><text:span text:style-name="T2">, on procédera comme suit : </text:span></text:p>
      <text:p text:style-name="P6">&lt;div id='<text:span text:style-name="T12">cible</text:span>'&gt;&lt;!--element cible--&gt;&lt;/div&gt;</text:p>
      <text:p text:style-name="P6">...</text:p>
      <text:p text:style-name="P6"><text:span text:style-name="T2">&lt;a href='</text:span>@<text:span text:style-name="T12">cible</text:span><text:span text:style-name="T2">=</text:span><text:span text:style-name="T16">mon_contenu.html</text:span><text:span text:style-name="T2">'&gt;Charger mon_contenu.html&lt;/a&gt;</text:span></text:p>
      <text:p text:style-name="P9">Vous noterez qu'il n'y a plus de point d'exclamation. Comme pour HashMgr, UrlMgr gère une chaîne d'inclusion (voir la section « Chaîne d'inclusion »).</text:p>
      <text:p text:style-name="P9">Actuellement, UrlMgr n'a pas beaucoup d'intérêt comparé à HashMgr. L'intérêt viendra quand seront implémentés des modules pour serveurs (un module Apache est en cours de développement). Ils effectueront les inclusions spécifiés dans les paires ID-Contenu côté serveur. Ils permettront aux User-Agent (navigateurs, robots d'indexation, etc.), y compris ceux n'exécutant pas le Javascript, de pouvoir accéder aux contenus de la chaîne d'inclusion directement au chargement de la page. La première conséquence est la possibilité d'indexer les pages utilisant HUX dans les moteurs de recherches (Google, Yahoo, Bing, Exalead, etc.).</text:p>
      <text:p text:style-name="P12"/>
      <text:p text:style-name="P12"/>
      <text:p text:style-name="P13">Voici un tableau de comparaison entre les modules UrlMgr (pour la mise à jour de l'URL avec les arobases) et HashMgr (avec les HashBang) : </text:p>
      <text:p text:style-name="P12"/>
      <table:table table:name="Tableau1" table:style-name="Tableau1">
        <table:table-column table:style-name="Tableau1.A"/>
        <table:table-column table:style-name="Tableau1.B"/>
        <table:table-column table:style-name="Tableau1.C"/>
        <table:table-row>
          <table:table-cell table:style-name="Tableau1.A1" office:value-type="string">
            <text:p text:style-name="P14"/>
          </table:table-cell>
          <table:table-cell table:style-name="Tableau1.A1" office:value-type="string">
            <text:p text:style-name="P14">HashMgr</text:p>
          </table:table-cell>
          <table:table-cell table:style-name="Tableau1.C1" office:value-type="string">
            <text:p text:style-name="P14">UrlMgr</text:p>
          </table:table-cell>
        </table:table-row>
        <table:table-row>
          <table:table-cell table:style-name="Tableau1.A2" office:value-type="string">
            <text:p text:style-name="P14">Mise à jour de l'URL</text:p>
          </table:table-cell>
          <table:table-cell table:style-name="Tableau1.B2" office:value-type="string">
            <text:p text:style-name="Table_20_Contents">Compatible</text:p>
          </table:table-cell>
          <table:table-cell table:style-name="Tableau1.C2" office:value-type="string">
            <text:p text:style-name="Table_20_Contents">Compatible</text:p>
          </table:table-cell>
        </table:table-row>
        <table:table-row>
          <table:table-cell table:style-name="Tableau1.A2" office:value-type="string">
            <text:p text:style-name="P14">Gestion de l'historique</text:p>
          </table:table-cell>
          <table:table-cell table:style-name="Tableau1.B3" office:value-type="string">
            <text:p text:style-name="Table_20_Contents">Compatible</text:p>
          </table:table-cell>
          <table:table-cell table:style-name="Tableau1.C3" office:value-type="string">
            <text:p text:style-name="Table_20_Contents">Compatible</text:p>
          </table:table-cell>
        </table:table-row>
        <table:table-row>
          <table:table-cell table:style-name="Tableau1.A2" office:value-type="string">
            <text:p text:style-name="P14">Indexation</text:p>
          </table:table-cell>
          <table:table-cell table:style-name="Tableau1.B5" office:value-type="string">
            <text:p text:style-name="Table_20_Contents">Incompatible</text:p>
          </table:table-cell>
          <table:table-cell table:style-name="Tableau1.C5" office:value-type="string">
            <text:p text:style-name="Table_20_Contents">Prévue (module Apache<text:note text:id="ftn2" text:note-class="footnote"><text:note-citation>2</text:note-citation><text:note-body><text:p text:style-name="Footnote"><text:a xlink:type="simple" xlink:href="https://github.com/fflorent/mod_atinclusion">https://github.com/fflorent/mod_atinclusion</text:a></text:p></text:note-body></text:note>, ...)</text:p>
          </table:table-cell>
        </table:table-row>
        <table:table-row>
          <table:table-cell table:style-name="Tableau1.A2" office:value-type="string">
            <text:p text:style-name="P14">Multi-contenu</text:p>
          </table:table-cell>
          <table:table-cell table:style-name="Tableau1.B5" office:value-type="string">
            <text:p text:style-name="Table_20_Contents">Compatible</text:p>
          </table:table-cell>
          <table:table-cell table:style-name="Tableau1.C5" office:value-type="string">
            <text:p text:style-name="Table_20_Contents">Compatible</text:p>
          </table:table-cell>
        </table:table-row>
        <table:table-row>
          <table:table-cell table:style-name="Tableau1.A2" office:value-type="string">
            <text:p text:style-name="P14">Interopérabilité</text:p>
          </table:table-cell>
          <table:table-cell table:style-name="Tableau1.B6" office:value-type="string">
            <text:p text:style-name="Table_20_Contents">Bonne</text:p>
          </table:table-cell>
          <table:table-cell table:style-name="Tableau1.C6" office:value-type="string">
            <text:p text:style-name="Table_20_Contents">Limitée (navigateurs récents uniquement)<text:note text:id="ftn3" text:note-class="footnote"><text:note-citation>3</text:note-citation><text:note-body><text:p text:style-name="Footnote">Amélioration prévue pour qu'en cas d'incompatibilité avec UrlMgr, le navigateur se comporte comme pour un chargement de page normal</text:p></text:note-body></text:note></text:p>
          </table:table-cell>
        </table:table-row>
        <table:table-row>
          <table:table-cell table:style-name="Tableau1.A2" office:value-type="string">
            <text:p text:style-name="P14">Comportement sans Javascript</text:p>
          </table:table-cell>
          <table:table-cell table:style-name="Tableau1.B7" office:value-type="string">
            <text:p text:style-name="Table_20_Contents">Dysfonctionnement</text:p>
          </table:table-cell>
          <table:table-cell table:style-name="Tableau1.C7" office:value-type="string">
            <text:p text:style-name="Table_20_Contents">Dysfonctionnement (fonctionnement prévu<text:span text:style-name="T7">3</text:span><text:span text:style-name="T9">)</text:span></text:p>
          </table:table-cell>
        </table:table-row>
        <table:table-row>
          <table:table-cell table:style-name="Tableau1.A2" office:value-type="string">
            <text:p text:style-name="P14">Dispositions côté serveur</text:p>
          </table:table-cell>
          <table:table-cell table:style-name="Tableau1.B8" office:value-type="string">
            <text:p text:style-name="Table_20_Contents">Aucune</text:p>
          </table:table-cell>
          <table:table-cell table:style-name="Tableau1.C8" office:value-type="string">
            <text:p text:style-name="Table_20_Contents">Module Apache (en cours) ou fichier .htaccess</text:p>
          </table:table-cell>
        </table:table-row>
        <table:table-row>
          <table:table-cell table:style-name="Tableau1.A2" office:value-type="string">
            <text:p text:style-name="P14">Chargement de page</text:p>
          </table:table-cell>
          <table:table-cell table:style-name="Tableau1.B9" office:value-type="string">
            <text:p text:style-name="Table_20_Contents">multi-requête </text:p>
          </table:table-cell>
          <table:table-cell table:style-name="Tableau1.C9" office:value-type="string">
            <text:p text:style-name="Table_20_Contents">Mono-requête (prévue)</text:p>
          </table:table-cell>
        </table:table-row>
      </table:table>
      <text:p text:style-name="Standard"/>
      <text:p text:style-name="Text_20_body">Comme vous le voyez, ces deux modules de HUX sont assez complémentaires. L'un (HashMgr) est compatible avec des navigateurs tendant à être anciens (IE7/8, etc.), et l'autre (UrlMgr) offre des possibilités intéressantes (indexation, chargement de page avec chaîne d'inclusion en une requête). </text:p>
      <text:p text:style-name="Text_20_body">C'est pour cette raison qu'a été développé le module UrlMgrFallback, qui s'occupe de transférer la gestion de l'URL et de l'historique à HashMgr quand UrlMgr ne peut s'en charger.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FAYOLLE</meta:initial-creator>
    <meta:creation-date>2011-10-20T19:45:19</meta:creation-date>
    <dc:date>2011-11-05T18:05:23</dc:date>
    <meta:editing-duration>PT11H13M43S</meta:editing-duration>
    <meta:editing-cycles>30</meta:editing-cycles>
    <meta:generator>LibreOffice/3.4$Unix LibreOffice_project/340m1$Build-302</meta:generator>
    <meta:document-statistic meta:table-count="1" meta:image-count="0" meta:object-count="0" meta:page-count="5" meta:paragraph-count="120" meta:word-count="1508" meta:character-count="9981" meta:non-whitespace-character-count="8596"/>
  </office:meta>
</office:document-meta>
</file>